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6.001cm" style:rel-column-width="2184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6.001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Noto Sans" officeooo:rsid="0006a971" officeooo:paragraph-rsid="0006a971"/>
    </style:style>
    <style:style style:name="P2" style:family="paragraph" style:parent-style-name="Standard">
      <style:text-properties style:font-name="Noto Sans" officeooo:rsid="0006a971" officeooo:paragraph-rsid="000c0a08"/>
    </style:style>
    <style:style style:name="P3" style:family="paragraph" style:parent-style-name="Standard">
      <style:text-properties style:font-name="Noto Sans" officeooo:rsid="0008a41e" officeooo:paragraph-rsid="0008a41e"/>
    </style:style>
    <style:style style:name="P4" style:family="paragraph" style:parent-style-name="Standard">
      <style:text-properties style:font-name="Noto Sans" officeooo:rsid="0008a41e" officeooo:paragraph-rsid="000c0a08"/>
    </style:style>
    <style:style style:name="P5" style:family="paragraph" style:parent-style-name="Standard">
      <style:text-properties style:font-name="Noto Sans" officeooo:rsid="0009e6b5" officeooo:paragraph-rsid="0009e6b5"/>
    </style:style>
    <style:style style:name="P6" style:family="paragraph" style:parent-style-name="Standard">
      <style:text-properties style:font-name="Noto Sans" officeooo:rsid="000e1883" officeooo:paragraph-rsid="000e1883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8a41e" officeooo:paragraph-rsid="000c0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9e6b5" officeooo:paragraph-rsid="0009e6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9e6b5" officeooo:paragraph-rsid="000c0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0c0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d907e" officeooo:paragraph-rsid="000d90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sans-serif" fo:font-size="12.7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ignment 1</text:p>
      <text:p text:style-name="Subtitle">By Christopher Tait (s3899475)</text:p>
      <text:p text:style-name="P1"/>
      <text:h text:style-name="Heading_20_1" text:outline-level="1">Section 1: <text:span text:style-name="T1">Application of UML Use-case Diagram (Marks 8)</text:span></text:h>
      <text:p text:style-name="P1"/>
      <text:p text:style-name="P1"/>
      <text:h text:style-name="Heading_20_1" text:outline-level="1">Section 2: Explanation of Functional Requirements</text:h>
      <text:p text:style-name="P3">5 Use case descriptions for 5 different functional requirements</text:p>
      <text:p text:style-name="P3"/>
      <text:p text:style-name="P3"/>
      <text:p text:style-name="P3"/>
      <text:p text:style-name="P5">Templat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Scenario</text:p>
          </table:table-cell>
          <table:table-cell table:style-name="Table1.B1" table:number-columns-spanned="2" office:value-type="string">
            <text:p text:style-name="P7">A customer places an order on the system</text:p>
          </table:table-cell>
          <table:covered-table-cell/>
        </table:table-row>
        <table:table-row>
          <table:table-cell table:style-name="Table1.A2" office:value-type="string">
            <text:p text:style-name="P8">Triggering Event</text:p>
          </table:table-cell>
          <table:table-cell table:style-name="Table1.B2" table:number-columns-spanned="2" office:value-type="string">
            <text:p text:style-name="P10">“”</text:p>
          </table:table-cell>
          <table:covered-table-cell/>
        </table:table-row>
        <table:table-row>
          <table:table-cell table:style-name="Table1.A2" office:value-type="string">
            <text:p text:style-name="P8">Actors</text:p>
          </table:table-cell>
          <table:table-cell table:style-name="Table1.B2" table:number-columns-spanned="2" office:value-type="string">
            <text:p text:style-name="P12">Customer</text:p>
          </table:table-cell>
          <table:covered-table-cell/>
        </table:table-row>
        <table:table-row>
          <table:table-cell table:style-name="Table1.A2" office:value-type="string">
            <text:p text:style-name="P8">Related Use Cases</text:p>
          </table:table-cell>
          <table:table-cell table:style-name="Table1.B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2" office:value-type="string">
            <text:p text:style-name="P8">Stakeholders</text:p>
          </table:table-cell>
          <table:table-cell table:style-name="Table1.B2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2" office:value-type="string">
            <text:p text:style-name="P8">Pre-condition</text:p>
          </table:table-cell>
          <table:table-cell table:style-name="Table1.B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2" office:value-type="string">
            <text:p text:style-name="P8">Post-condition</text:p>
          </table:table-cell>
          <table:table-cell table:style-name="Table1.B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2" table:number-rows-spanned="2" office:value-type="string">
            <text:p text:style-name="P8">Flow of events</text:p>
          </table:table-cell>
          <table:table-cell table:style-name="Table1.A2" office:value-type="string">
            <text:p text:style-name="P8">Actor</text:p>
          </table:table-cell>
          <table:table-cell table:style-name="Table1.B2" office:value-type="string">
            <text:p text:style-name="P8">System</text:p>
          </table:table-cell>
        </table:table-row>
        <table:table-row>
          <table:covered-table-cell/>
          <table:table-cell table:style-name="Table1.A2" office:value-type="string">
            <text:p text:style-name="P12">Customer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Exception</text:p>
          </table:table-cell>
          <table:table-cell table:style-name="Table1.B2" table:number-columns-spanned="2" office:value-type="string">
            <text:p text:style-name="P10"/>
          </table:table-cell>
          <table:covered-table-cell/>
        </table:table-row>
      </table:table>
      <text:p text:style-name="P5"/>
      <text:p text:style-name="P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Scenario</text:p>
          </table:table-cell>
          <table:table-cell table:style-name="Table2.B1" table:number-columns-spanned="2" office:value-type="string">
            <text:p text:style-name="P7">The finance manager revises the initial cost plan for a confirmed event</text:p>
          </table:table-cell>
          <table:covered-table-cell/>
        </table:table-row>
        <table:table-row>
          <table:table-cell table:style-name="Table2.A2" office:value-type="string">
            <text:p text:style-name="P9">Triggering Event</text:p>
          </table:table-cell>
          <table:table-cell table:style-name="Table2.B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2.A2" office:value-type="string">
            <text:p text:style-name="P9">Actors</text:p>
          </table:table-cell>
          <table:table-cell table:style-name="Table2.B2" table:number-columns-spanned="2" office:value-type="string">
            <text:p text:style-name="P12">Finance manager</text:p>
          </table:table-cell>
          <table:covered-table-cell/>
        </table:table-row>
        <table:table-row>
          <table:table-cell table:style-name="Table2.A2" office:value-type="string">
            <text:p text:style-name="P9">Related Use Cases</text:p>
          </table:table-cell>
          <table:table-cell table:style-name="Table2.B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2.A2" office:value-type="string">
            <text:p text:style-name="P9">Stakeholders</text:p>
          </table:table-cell>
          <table:table-cell table:style-name="Table2.B2" table:number-columns-spanned="2" office:value-type="string">
            <text:p text:style-name="P12">Finance manager</text:p>
          </table:table-cell>
          <table:covered-table-cell/>
        </table:table-row>
        <table:table-row>
          <table:table-cell table:style-name="Table2.A2" office:value-type="string">
            <text:p text:style-name="P9">Pre-condition</text:p>
          </table:table-cell>
          <table:table-cell table:style-name="Table2.B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2.A2" office:value-type="string">
            <text:p text:style-name="P9">Post-condition</text:p>
          </table:table-cell>
          <table:table-cell table:style-name="Table2.B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2.A2" table:number-rows-spanned="2" office:value-type="string">
            <text:p text:style-name="P9">Flow of events</text:p>
          </table:table-cell>
          <table:table-cell table:style-name="Table2.A2" office:value-type="string">
            <text:p text:style-name="P9">Actor</text:p>
          </table:table-cell>
          <table:table-cell table:style-name="Table2.B2" office:value-type="string">
            <text:p text:style-name="P9">System</text:p>
          </table:table-cell>
        </table:table-row>
        <table:table-row>
          <table:covered-table-cell/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9">Exception</text:p>
          </table:table-cell>
          <table:table-cell table:style-name="Table2.B2" table:number-columns-spanned="2" office:value-type="string">
            <text:p text:style-name="P11"/>
          </table:table-cell>
          <table:covered-table-cell/>
        </table:table-row>
      </table:table>
      <text:p text:style-name="P2"/>
      <text:p text:style-name="P1"/>
      <text:h text:style-name="Heading_20_1" text:outline-level="1">Section 3: Identification of Non-functional Requirements</text:h>
      <text:p text:style-name="P6">Useability</text:p>
      <text:p text:style-name="P1"/>
      <text:h text:style-name="Heading_20_1" text:outline-level="1">Section 4: Identification of Software Development Proces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4T14:27:06.107854231</meta:creation-date>
    <dc:date>2022-08-24T14:41:20.833262256</dc:date>
    <meta:editing-duration>PT14M13S</meta:editing-duration>
    <meta:editing-cycles>7</meta:editing-cycles>
    <meta:generator>LibreOffice/6.1.5.2$Linux_X86_64 LibreOffice_project/10$Build-2</meta:generator>
    <meta:document-statistic meta:table-count="2" meta:image-count="0" meta:object-count="0" meta:page-count="2" meta:paragraph-count="38" meta:word-count="104" meta:character-count="740" meta:non-whitespace-character-count="674"/>
  </office:meta>
</office:document-meta>
</file>